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249b" officeooo:paragraph-rsid="0010249b"/>
    </style:style>
    <style:style style:name="P2" style:family="paragraph" style:parent-style-name="Standard" style:list-style-name="L2">
      <style:text-properties officeooo:rsid="0013b850" officeooo:paragraph-rsid="0013b850"/>
    </style:style>
    <style:style style:name="P3" style:family="paragraph" style:parent-style-name="Standard" style:list-style-name="L2">
      <style:text-properties fo:font-weight="bold" officeooo:rsid="0013b850" officeooo:paragraph-rsid="0013b850" style:font-weight-asian="bold" style:font-weight-complex="bold"/>
    </style:style>
    <style:style style:name="P4" style:family="paragraph" style:parent-style-name="Standard">
      <style:text-properties fo:font-weight="bold" officeooo:rsid="0013b850" officeooo:paragraph-rsid="0013b850" style:font-weight-asian="bold" style:font-weight-complex="bold"/>
    </style:style>
    <style:style style:name="P5" style:family="paragraph" style:parent-style-name="Standard" style:list-style-name="L2">
      <style:text-properties fo:font-weight="bold" officeooo:rsid="0013cdcb" officeooo:paragraph-rsid="0013cdcb" style:font-weight-asian="bold" style:font-weight-complex="bold"/>
    </style:style>
    <style:style style:name="P6" style:family="paragraph" style:parent-style-name="Standard" style:list-style-name="L2">
      <style:text-properties fo:font-weight="bold" officeooo:rsid="0014adf7" officeooo:paragraph-rsid="0014adf7" style:font-weight-asian="bold" style:font-weight-complex="bold"/>
    </style:style>
    <style:style style:name="P7" style:family="paragraph" style:parent-style-name="Standard">
      <style:text-properties fo:font-weight="bold" officeooo:rsid="0014adf7" officeooo:paragraph-rsid="0014adf7" style:font-weight-asian="bold" style:font-weight-complex="bold"/>
    </style:style>
    <style:style style:name="P8" style:family="paragraph" style:parent-style-name="Standard">
      <style:text-properties fo:font-weight="bold" officeooo:rsid="0017e664" officeooo:paragraph-rsid="0017e664" style:font-weight-asian="bold" style:font-weight-complex="bold"/>
    </style:style>
    <style:style style:name="P9" style:family="paragraph" style:parent-style-name="Standard" style:list-style-name="L2">
      <style:text-properties fo:font-weight="bold" officeooo:rsid="00198dc0" officeooo:paragraph-rsid="00198dc0" style:font-weight-asian="bold" style:font-weight-complex="bold"/>
    </style:style>
    <style:style style:name="P10" style:family="paragraph" style:parent-style-name="Standard" style:list-style-name="L3">
      <style:text-properties fo:font-weight="bold" officeooo:rsid="001cf0bb" officeooo:paragraph-rsid="001cf0bb" style:font-weight-asian="bold" style:font-weight-complex="bold"/>
    </style:style>
    <style:style style:name="P11" style:family="paragraph" style:parent-style-name="Standard">
      <style:text-properties fo:font-weight="normal" officeooo:rsid="00198dc0" officeooo:paragraph-rsid="001fa972" style:font-weight-asian="normal" style:font-weight-complex="normal"/>
    </style:style>
    <style:style style:name="P12" style:family="paragraph" style:parent-style-name="Standard">
      <style:text-properties fo:font-size="18pt" fo:font-weight="bold" officeooo:rsid="00225f48" officeooo:paragraph-rsid="00225f48" style:font-size-asian="18pt" style:font-weight-asian="bold" style:font-size-complex="18pt" style:font-weight-complex="bold"/>
    </style:style>
    <style:style style:name="T1" style:family="text">
      <style:text-properties officeooo:rsid="001155b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cdcb" style:font-weight-asian="normal" style:font-weight-complex="normal"/>
    </style:style>
    <style:style style:name="T5" style:family="text">
      <style:text-properties fo:font-weight="normal" officeooo:rsid="00199ad4" style:font-weight-asian="normal" style:font-weight-complex="normal"/>
    </style:style>
    <style:style style:name="T6" style:family="text">
      <style:text-properties fo:font-weight="normal" officeooo:rsid="0019e941" style:font-weight-asian="normal" style:font-weight-complex="normal"/>
    </style:style>
    <style:style style:name="T7" style:family="text">
      <style:text-properties fo:font-weight="normal" officeooo:rsid="001e6f2a" style:font-weight-asian="normal" style:font-weight-complex="normal"/>
    </style:style>
    <style:style style:name="T8" style:family="text">
      <style:text-properties fo:font-weight="normal" officeooo:rsid="001e8bd3" style:font-weight-asian="normal" style:font-weight-complex="normal"/>
    </style:style>
    <style:style style:name="T9" style:family="text">
      <style:text-properties fo:font-weight="normal" officeooo:rsid="001fa972" style:font-weight-asian="normal" style:font-weight-complex="normal"/>
    </style:style>
    <style:style style:name="T10" style:family="text">
      <style:text-properties fo:font-weight="normal" officeooo:rsid="0023f6a3" style:font-weight-asian="normal" style:font-weight-complex="normal"/>
    </style:style>
    <style:style style:name="T11" style:family="text">
      <style:text-properties fo:font-weight="normal" officeooo:rsid="00255559"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ESO Noiseplot</text:p>
      <text:p text:style-name="P1"/>
      <text:p text:style-name="P1">Noiseplot is AESO’s program for generating plots and data files for aircraft flyover and static events. Noiseplot provides a graphical user interface (GUI) for NMAP utilities, Omega10 and Omega11. Omega10 and Omega11 require the user to write complex input files, and <text:span text:style-name="T1">return output</text:span> data in a cumbersome, <text:span text:style-name="T1">non-tabulated</text:span> format. Noiseplot writes the input files, runs the utilities, reads the<text:span text:style-name="T1">ir</text:span> output, and saves the results as a plot or CSV data file. <text:span text:style-name="T1">The plots and data files may be used in support of environmental compliance and industrial hygiene processes.</text:span></text:p>
      <text:p text:style-name="P1"/>
      <text:p text:style-name="P4">Input parameters:</text:p>
      <text:list xml:id="list873923889" text:style-name="L2">
        <text:list-item>
          <text:p text:style-name="P2"><text:span text:style-name="T2">Operation type</text:span> – Specify whether the operation being modeled is a flyover or static ground operation.</text:p>
        </text:list-item>
        <text:list-item>
          <text:p text:style-name="P3">Select aircraft – <text:span text:style-name="T3">Choose an aircraft from the drop-down menu, or type the desired aircraft in the entry field.</text:span></text:p>
        </text:list-item>
        <text:list-item>
          <text:p text:style-name="P3">Power settings –<text:span text:style-name="T3"> </text:span><text:span text:style-name="T6">Type</text:span><text:span text:style-name="T4"> the desired power settings </text:span><text:span text:style-name="T6">into the entry field. Alternatively, choose a fixed power setting from the drop-down if </text:span><text:span text:style-name="T9">variable interpolation is not available for this aircraft</text:span><text:span text:style-name="T4">. The user may enter one or two power settings for flyover operations. Plotting two flyover power settings will result in a plot with a shaded range between the two power settings. </text:span></text:p>
        </text:list-item>
        <text:list-item>
          <text:p text:style-name="P9">Units – <text:span text:style-name="T5">Choose p</text:span><text:span text:style-name="T3">ower setting units </text:span><text:span text:style-name="T5">from the drop-down menu</text:span><text:span text:style-name="T3"> (e.g. % NC, RPM, Q-BPA etc). </text:span></text:p>
        </text:list-item>
        <text:list-item>
          <text:p text:style-name="P5">Power description – <text:span text:style-name="T3">A verbal description of the power setting (e.g. Takeoff, Approach, Afterburner, Idle, etc)</text:span></text:p>
        </text:list-item>
        <text:list-item>
          <text:p text:style-name="P5">Aircraft speed – <text:span text:style-name="T3">Velocity in knots of the aircraft. Not applicable to static operations.</text:span></text:p>
        </text:list-item>
        <text:list-item>
          <text:p text:style-name="P5">Air temperature – <text:span text:style-name="T3">Ambient air temperature in degrees Fahrenheit. Please note that Omega10 and Omega11 exhibit strange behaviors at extremely high temperatures (&gt;200 degrees).</text:span></text:p>
        </text:list-item>
        <text:list-item>
          <text:p text:style-name="P6">Barometric pressure – <text:span text:style-name="T3">Ambient air pressure in inches Hg. Not applicable to flyover operations.</text:span></text:p>
        </text:list-item>
        <text:list-item>
          <text:p text:style-name="P6">Relative humidity – <text:span text:style-name="T3">Relative humidity in %</text:span></text:p>
        </text:list-item>
        <text:list-item>
          <text:p text:style-name="P6">Extent – <text:span text:style-name="T3">Radius in feet to be plotted for static operations. Not applicable to flyover operations.</text:span></text:p>
        </text:list-item>
        <text:list-item>
          <text:p text:style-name="P6">Contour levels – <text:span text:style-name="T3">Comma-separated list of sound levels at which to plot noise contours. For example “55, 65, 75 85”. Not applicable to flyover operations.</text:span></text:p>
        </text:list-item>
        <text:list-item>
          <text:p text:style-name="P6">Number of grids – <text:span text:style-name="T3">Number of radial grids to add to the contour plot. The program will divide the Extent parameter by the Number of grids to produce evenly spaced radial grids on the plot. </text:span><text:span text:style-name="T10">Noiseplot always adds a grid at 200ft, as that is the closest distance to the aircraft that can be modeled.</text:span><text:span text:style-name="T3"> Not applicable to flyover operations.</text:span></text:p>
        </text:list-item>
      </text:list>
      <text:p text:style-name="P7"><text:span text:style-name="T3"/></text:p>
      <text:p text:style-name="P8">Controls</text:p>
      <text:list xml:id="list3134643453" text:style-name="L3">
        <text:list-item>
          <text:p text:style-name="P10">Preview plot – <text:span text:style-name="T7">Make a plot based on the input parameters, and show it in the GUI window</text:span></text:p>
        </text:list-item>
        <text:list-item>
          <text:p text:style-name="P10">Save plot – <text:span text:style-name="T7">Make a plot based on the input parameters, and save it as a .png file.</text:span></text:p>
        </text:list-item>
        <text:list-item>
          <text:p text:style-name="P10">Delete plot – <text:span text:style-name="T8">Remove the plot preview.</text:span></text:p>
        </text:list-item>
        <text:list-item>
          <text:p text:style-name="P10">Write to CSV – <text:span text:style-name="T8">Write the raw data output to a .csv data file.</text:span></text:p>
        </text:list-item>
      </text:list>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7T09:42:24.109000000</meta:creation-date>
    <dc:date>2022-07-07T15:20:49.329000000</dc:date>
    <meta:editing-duration>PT5H5M52S</meta:editing-duration>
    <meta:editing-cycles>18</meta:editing-cycles>
    <meta:generator>LibreOffice/7.2.0.4$Windows_X86_64 LibreOffice_project/9a9c6381e3f7a62afc1329bd359cc48accb6435b</meta:generator>
    <meta:document-statistic meta:table-count="0" meta:image-count="0" meta:object-count="0" meta:page-count="1" meta:paragraph-count="20" meta:word-count="438" meta:character-count="2648" meta:non-whitespace-character-count="2228"/>
  </office:meta>
</office:document-meta>
</file>